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Tahoma" svg:font-family="Tahoma" style:font-family-generic="system" style:font-pitch="variable"/>
    <style:font-face style:name="ヒラギノ明朝 ProN" svg:font-family="'ヒラギノ明朝 ProN'" style:font-family-generic="system" style:font-pitch="variable"/>
    <style:font-face style:name="ＭＳ Ｐ明朝" svg:font-family="'ＭＳ Ｐ明朝'" style:font-family-generic="system" style:font-pitch="variable"/>
  </office:font-face-decls>
  <office:automatic-styles>
    <style:style style:name="dp1" style:family="drawing-page"/>
    <style:style style:name="gr1" style:family="graphic" style:parent-style-name="objectwithoutfill">
      <style:graphic-properties svg:stroke-width="0.1cm" draw:marker-start-width="0.5cm" draw:marker-end="Arrow" draw:marker-end-width="0.4cm" draw:fill="none" draw:textarea-vertical-align="middle" fo:padding-top="0.175cm" fo:padding-bottom="0.175cm" fo:padding-left="0.3cm" fo:padding-right="0.3cm"/>
    </style:style>
    <style:style style:name="gr2" style:family="graphic" style:parent-style-name="standard">
      <style:graphic-properties draw:stroke="none" svg:stroke-width="0.035cm" draw:stroke-linejoin="miter" draw:fill="solid" draw:fill-color="#ffffff"/>
    </style:style>
    <style:style style:name="gr3" style:family="graphic" style:parent-style-name="standard">
      <style:graphic-properties draw:stroke="none" svg:stroke-width="0.035cm" draw:stroke-linejoin="miter" draw:fill="solid" draw:fill-color="#000000"/>
    </style:style>
    <style:style style:name="gr4" style:family="graphic" style:parent-style-name="objectwithoutfill">
      <style:graphic-properties svg:stroke-width="0.05cm" draw:marker-start-width="0.375cm" draw:marker-end-width="0.375cm" draw:fill="none" draw:textarea-vertical-align="middle" fo:padding-top="0.15cm" fo:padding-bottom="0.15cm" fo:padding-left="0.275cm" fo:padding-right="0.275cm"/>
    </style:style>
    <style:style style:name="gr5"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P1" style:family="paragraph">
      <loext:graphic-properties draw:fill="none"/>
      <style:paragraph-properties fo:text-align="center"/>
    </style:style>
    <style:style style:name="P2" style:family="paragraph">
      <loext:graphic-properties draw:fill="solid" draw:fill-color="#ffffff"/>
    </style:style>
    <style:style style:name="P3" style:family="paragraph">
      <loext:graphic-properties draw:fill="solid" draw:fill-color="#000000"/>
    </style:style>
  </office:automatic-styles>
  <office:body>
    <office:drawing>
      <draw:page draw:name="page1" draw:style-name="dp1" draw:master-page-name="標準">
        <draw:line draw:style-name="gr1" draw:text-style-name="P1" draw:layer="layout" svg:x1="6.902cm" svg:y1="8.002cm" svg:x2="32.902cm" svg:y2="7.902cm">
          <text:p/>
        </draw:line>
        <draw:line draw:style-name="gr1" draw:text-style-name="P1" draw:layer="layout" svg:x1="20.006cm" svg:y1="8.402cm" svg:x2="20.018cm" svg:y2="1.902cm">
          <text:p/>
        </draw:line>
        <draw:g>
          <svg:title>TexMaths</svg:title>
          <svg:desc>28§display§O§svg§600§FALSE§</svg:desc>
          <draw:polygon draw:style-name="gr2" draw:text-style-name="P2" draw:layer="layout" svg:width="0.777cm" svg:height="0.671cm" svg:x="18.928cm" svg:y="8.207cm" svg:viewBox="0 0 778 672" draw:points="389,672 0,672 0,0 778,0 778,672">
            <text:p/>
          </draw:polygon>
          <draw:path draw:style-name="gr3" draw:text-style-name="P3" draw:layer="layout" svg:width="0.682cm" svg:height="0.719cm" svg:x="18.976cm" svg:y="8.182cm" svg:viewBox="0 0 683 720" svg:d="M683 266c0-160-106-266-252-266-213 0-431 224-431 454 0 165 112 266 252 266 210 0 431-219 431-454zM257 692c-95 0-165-78-165-210 0-42 14-188 90-303 67-103 165-154 243-154 82 0 168 56 168 202 0 73-25 227-123 347-47 62-129 118-213 118z">
            <text:p/>
          </draw:path>
        </draw:g>
        <draw:g>
          <svg:title>TexMaths</svg:title>
          <svg:desc>28§display§\omega§svg§600§FALSE§</svg:desc>
          <draw:polygon draw:style-name="gr2" draw:text-style-name="P2" draw:layer="layout" svg:width="0.649cm" svg:height="0.425cm" svg:x="32.706cm" svg:y="7.016cm" svg:viewBox="0 0 650 426" draw:points="325,426 0,426 0,0 650,0 650,426">
            <text:p/>
          </draw:polygon>
          <draw:path draw:style-name="gr3" draw:text-style-name="P3" draw:layer="layout" svg:width="0.585cm" svg:height="0.447cm" svg:x="32.717cm" svg:y="7.002cm" svg:viewBox="0 0 586 448" svg:d="M586 70c0-45-17-70-40-70-25 0-50 22-50 48 0 8 3 19 14 28 17 16 34 42 34 84 0 39-17 95-48 142-31 42-67 76-115 76-56 0-87-36-95-90 11-25 33-89 33-117 0-11-5-23-16-23-9 0-20 3-28 17-12 20-23 84-23 121-33 47-73 92-134 92-65 0-87-59-87-115 0-123 101-227 101-241 0-11-9-19-17-19-14 0-20 14-28 22-51 73-87 191-87 283 0 67 22 140 104 140 70 0 117-48 151-104 11 59 48 104 109 104 79 0 126-59 163-134 22-48 59-182 59-244z">
            <text:p/>
          </draw:path>
        </draw:g>
        <draw:g>
          <svg:title>TexMaths</svg:title>
          <svg:desc>28§display§|{\cal F}[g(t)]|§svg§600§FALSE§</svg:desc>
          <draw:polygon draw:style-name="gr2" draw:text-style-name="P2" draw:layer="layout" svg:width="3.513cm" svg:height="0.982cm" svg:x="20.406cm" svg:y="1.205cm" svg:viewBox="0 0 3514 983" draw:points="1758,983 0,983 0,0 3514,0 3514,983">
            <text:p/>
          </draw:polygon>
          <draw:path draw:style-name="gr3" draw:text-style-name="P3" draw:layer="layout" svg:width="0.041cm" svg:height="0.985cm" svg:x="20.524cm" svg:y="1.202cm" svg:viewBox="0 0 42 986" svg:d="M42 36c0-19 0-36-20-36-22 0-22 17-22 36v916c0 17 0 34 22 34 20 0 20-17 20-34z">
            <text:p/>
          </draw:path>
          <draw:path draw:style-name="gr3" draw:text-style-name="P3" draw:layer="layout" svg:width="0.803cm" svg:height="0.708cm" svg:x="20.694cm" svg:y="1.266cm" svg:viewBox="0 0 804 709" svg:d="M804 39c0-44-76-39-107-39h-372c-51 0-137 28-154 81 3 9 3 9 11 9 20 0 50-17 64-34 31 0 59 0 90 0h62l-3 17c-39 182-98 336-140 431-6 14-62 138-73 149-45 0-78-23-95-62-3-5-3-11-9-11-25 0-78 34-78 50 0 0 0 3 3 6 17 45 61 73 109 73 50 0 109-37 140-73 34-39 98-202 123-260h191c0 2 0 2 0 2 0 6 5 9 8 9 22 0 78-28 78-59 0-8-5-6-19-6h-235c25-89 58-176 75-266h132c25 0 92-5 112 17 0 6-3 14 0 20 3 2 5 2 8 2 25 0 79-30 79-56z">
            <text:p/>
          </draw:path>
          <draw:polygon draw:style-name="gr3" draw:text-style-name="P3" draw:layer="layout" svg:width="0.136cm" svg:height="0.985cm" svg:x="21.596cm" svg:y="1.202cm" svg:viewBox="0 0 137 986" draw:points="137,986 137,947 39,947 39,39 137,39 137,0 0,0 0,986">
            <text:p/>
          </draw:polygon>
          <draw:path draw:style-name="gr3" draw:text-style-name="P3" draw:layer="layout" svg:width="0.453cm" svg:height="0.638cm" svg:x="21.767cm" svg:y="1.505cm" svg:viewBox="0 0 454 639" svg:d="M451 64c3-5 3-11 3-16 0-17-12-28-28-28-9 0-37 8-40 42-19-37-53-62-92-62-115 0-235 137-235 280 0 98 59 157 131 157 56 0 104-48 115-56-22 87-33 129-33 132-3 8-37 106-143 106-17 0-51-3-79-11 31-9 42-34 42-51 0-16-11-36-39-36-22 0-53 20-53 59s36 59 132 59c123 0 196-76 210-135zM322 311c-6 25-28 50-50 70-20 17-51 34-79 34-50 0-64-51-64-90 0-48 28-165 53-216 28-47 70-87 112-87 64 0 78 79 78 84 0 6 0 12-2 14z">
            <text:p/>
          </draw:path>
          <draw:path draw:style-name="gr3" draw:text-style-name="P3" draw:layer="layout" svg:width="0.231cm" svg:height="0.985cm" svg:x="22.355cm" svg:y="1.202cm" svg:viewBox="0 0 232 986" svg:d="M232 978c0-3 0-6-19-23-123-123-154-311-154-462 0-171 36-342 159-465 14-14 14-14 14-17 0-8-5-11-11-11-11 0-101 67-159 193-51 110-62 219-62 300 0 78 11 196 64 308 62 123 146 185 157 185 6 0 11-3 11-8z">
            <text:p/>
          </draw:path>
          <draw:path draw:style-name="gr3" draw:text-style-name="P3" draw:layer="layout" svg:width="0.304cm" svg:height="0.629cm" svg:x="22.66cm" svg:y="1.325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3" draw:text-style-name="P3" draw:layer="layout" svg:width="0.231cm" svg:height="0.985cm" svg:x="23.046cm" svg:y="1.202cm" svg:viewBox="0 0 232 986" svg:d="M232 493c0-76-11-196-67-308-59-121-145-185-154-185-8 0-11 3-11 11 0 3 0 3 20 23 98 98 154 255 154 459 0 171-37 345-160 468-14 11-14 14-14 17 0 5 3 8 11 8 9 0 98-67 157-190 50-110 64-219 64-303z">
            <text:p/>
          </draw:path>
          <draw:polygon draw:style-name="gr3" draw:text-style-name="P3" draw:layer="layout" svg:width="0.136cm" svg:height="0.985cm" svg:x="23.394cm" svg:y="1.202cm" svg:viewBox="0 0 137 986" draw:points="137,0 0,0 0,39 98,39 98,947 0,947 0,986 137,986">
            <text:p/>
          </draw:polygon>
          <draw:path draw:style-name="gr3" draw:text-style-name="P3" draw:layer="layout" svg:width="0.041cm" svg:height="0.985cm" svg:x="23.763cm" svg:y="1.202cm" svg:viewBox="0 0 42 986" svg:d="M42 36c0-19 0-36-20-36-22 0-22 17-22 36v916c0 17 0 34 22 34 20 0 20-17 20-34z">
            <text:p/>
          </draw:path>
        </draw:g>
        <draw:g>
          <svg:title>TexMaths</svg:title>
          <svg:desc>28§display§\omega_{0}§svg§600§FALSE§</svg:desc>
          <draw:polygon draw:style-name="gr2" draw:text-style-name="P2" draw:layer="layout" svg:width="1.004cm" svg:height="0.57cm" svg:x="31.418cm" svg:y="8.516cm" svg:viewBox="0 0 1005 571" draw:points="501,571 0,571 0,0 1005,0 1005,571">
            <text:p/>
          </draw:polygon>
          <draw:path draw:style-name="gr3" draw:text-style-name="P3" draw:layer="layout" svg:width="0.584cm" svg:height="0.447cm" svg:x="31.429cm" svg:y="8.502cm" svg:viewBox="0 0 585 448" svg:d="M585 70c0-45-17-70-39-70-25 0-50 22-50 48 0 8 2 19 13 28 17 16 34 42 34 84 0 39-17 95-47 142-31 42-68 76-115 76-56 0-87-37-95-90 11-25 33-89 33-117 0-11-5-23-17-23-8 0-19 3-28 17-11 20-22 84-22 121-34 47-73 92-134 92-65 0-87-59-87-115 0-123 101-227 101-241 0-11-9-19-17-19-14 0-20 14-28 22-51 73-87 191-87 283 0 67 22 140 104 140 70 0 117-48 151-104 11 59 47 104 109 104 78 0 126-59 162-135 23-47 59-181 59-243z">
            <text:p/>
          </draw:path>
          <draw:path draw:style-name="gr3" draw:text-style-name="P3" draw:layer="layout" svg:width="0.321cm" svg:height="0.472cm" svg:x="32.065cm" svg:y="8.628cm" svg:viewBox="0 0 322 473" svg:d="M322 238c0-76-8-129-39-179-23-31-67-59-121-59-162 0-162 190-162 238 0 50 0 235 162 235 160 0 160-185 160-235zM162 453c-33 0-75-16-89-75-9-39-9-98-9-148 0-51 0-104 9-140 17-56 59-70 89-70 37 0 73 22 84 61 12 39 14 90 14 149 0 50 0 103-11 145-14 64-59 78-87 78z">
            <text:p/>
          </draw:path>
        </draw:g>
        <draw:g>
          <svg:title>TexMaths</svg:title>
          <svg:desc>28§display§-\omega_{0}§svg§600§FALSE§</svg:desc>
          <draw:polygon draw:style-name="gr2" draw:text-style-name="P2" draw:layer="layout" svg:width="1.766cm" svg:height="0.721cm" svg:x="7.151cm" svg:y="8.402cm" svg:viewBox="0 0 1767 722" draw:points="882,722 0,722 0,0 1767,0 1767,722">
            <text:p/>
          </draw:polygon>
          <draw:path draw:style-name="gr3" draw:text-style-name="P3" draw:layer="layout" svg:width="0.604cm" svg:height="0.041cm" svg:x="7.232cm" svg:y="8.707cm" svg:viewBox="0 0 605 42" svg:d="M568 42c17 0 37 0 37-20 0-22-20-22-37-22h-534c-17 0-34 0-34 22 0 20 17 20 34 20z">
            <text:p/>
          </draw:path>
          <draw:path draw:style-name="gr3" draw:text-style-name="P3" draw:layer="layout" svg:width="0.584cm" svg:height="0.447cm" svg:x="7.927cm" svg:y="8.539cm" svg:viewBox="0 0 585 448" svg:d="M585 70c0-45-17-70-39-70-25 0-50 22-50 48 0 8 2 19 14 28 16 16 33 42 33 84 0 39-17 95-47 142-31 42-68 76-115 76-56 0-87-37-95-90 11-25 33-89 33-117 0-11-5-23-17-23-8 0-19 3-28 17-11 20-22 84-22 120-34 48-73 93-134 93-65 0-87-59-87-115 0-123 101-227 101-241 0-11-9-19-17-19-14 0-20 14-28 22-51 73-87 190-87 283 0 67 22 140 104 140 70 0 117-48 151-104 11 59 47 104 109 104 78 0 126-59 162-135 23-47 59-181 59-243z">
            <text:p/>
          </draw:path>
          <draw:path draw:style-name="gr3" draw:text-style-name="P3" draw:layer="layout" svg:width="0.321cm" svg:height="0.472cm" svg:x="8.56cm" svg:y="8.665cm" svg:viewBox="0 0 322 473" svg:d="M322 238c0-76-8-129-39-179-23-31-67-59-121-59-162 0-162 190-162 238 0 50 0 235 162 235 160 0 160-185 160-235zM162 453c-33 0-75-16-89-75-9-39-9-98-9-149 0-50 0-103 9-139 17-56 59-70 89-70 37 0 73 22 84 61 12 39 14 90 14 148 0 51 0 104-11 146-14 64-59 78-87 78z">
            <text:p/>
          </draw:path>
        </draw:g>
        <draw:g>
          <draw:path draw:style-name="gr4" draw:text-style-name="P1" draw:layer="layout" svg:width="6.038cm" svg:height="3.508cm" svg:x="19.961cm" svg:y="4.4cm" svg:viewBox="0 0 6039 3509" svg:d="M0 10c148-31 300 14 433 101 140 91 281 165 407 306 137 155 291 279 433 426 154 160 295 343 446 509 141 155 274 326 420 469 136 133 308 187 434 345 132 168 289 175 433 285 131 100 276 166 420 224s292 107 433 183c137 73 285 78 420 163 133 85 278 90 420 102 141 11 272 44 419 61s276 146 420 203c133 53 270 69 406 102l95 20">
            <text:p/>
          </draw:path>
          <draw:path draw:style-name="gr4" draw:text-style-name="P1" draw:layer="layout" svg:width="6.038cm" svg:height="3.508cm" svg:x="13.961cm" svg:y="4.4cm" svg:viewBox="0 0 6039 3509" svg:d="M6039 10c-148-31-300 14-433 101-140 91-281 165-407 306-137 155-291 279-433 426-154 160-295 343-446 509-141 155-274 326-420 469-136 133-308 187-434 345-132 168-289 175-433 285-131 100-276 166-420 224s-292 107-433 183c-137 73-285 78-420 163-133 85-278 90-420 102-141 11-272 44-419 61s-276 146-420 203c-133 53-270 69-406 102l-95 20">
            <text:p/>
          </draw:path>
        </draw:g>
        <draw:g>
          <draw:path draw:style-name="gr4" draw:text-style-name="P1" draw:layer="layout" svg:width="6.038cm" svg:height="3.508cm" svg:x="31.962cm" svg:y="4.401cm" svg:viewBox="0 0 6039 3509" svg:d="M0 10c148-31 300 14 433 101 140 91 281 165 407 306 137 155 291 279 433 426 154 160 295 343 446 509 141 155 274 326 420 469 136 133 308 187 434 345 132 168 289 175 433 285 131 100 276 166 420 224s292 107 433 183c137 73 285 78 420 163 133 85 278 90 420 102 141 11 272 44 419 61s276 146 420 203c133 53 270 69 406 102l95 20">
            <text:p/>
          </draw:path>
          <draw:path draw:style-name="gr4" draw:text-style-name="P1" draw:layer="layout" svg:width="6.038cm" svg:height="3.508cm" svg:x="25.962cm" svg:y="4.401cm" svg:viewBox="0 0 6039 3509" svg:d="M6039 10c-148-31-300 14-433 101-140 91-281 165-407 306-137 155-291 279-433 426-154 160-295 343-446 509-141 155-274 326-420 469-136 133-308 187-434 345-132 168-289 175-433 285-131 100-276 166-420 224s-292 107-433 183c-137 73-285 78-420 163-133 85-278 90-420 102-141 11-272 44-419 61s-276 146-420 203c-133 53-270 69-406 102l-95 20">
            <text:p/>
          </draw:path>
        </draw:g>
        <draw:g>
          <draw:path draw:style-name="gr4" draw:text-style-name="P1" draw:layer="layout" svg:width="6.038cm" svg:height="3.508cm" svg:x="7.964cm" svg:y="4.403cm" svg:viewBox="0 0 6039 3509" svg:d="M0 10c148-31 300 14 433 101 140 91 281 165 407 306 137 155 291 279 433 426 154 160 295 343 446 509 141 155 274 326 420 469 136 133 308 187 434 345 132 168 289 175 433 285 131 100 276 166 420 224s292 107 433 183c137 73 285 78 420 163 133 85 278 90 420 102 141 11 272 44 419 61s276 146 420 203c133 53 270 69 406 102l95 20">
            <text:p/>
          </draw:path>
          <draw:path draw:style-name="gr4" draw:text-style-name="P1" draw:layer="layout" svg:width="6.038cm" svg:height="3.508cm" svg:x="1.964cm" svg:y="4.403cm" svg:viewBox="0 0 6039 3509" svg:d="M6039 10c-148-31-300 14-433 101-140 91-281 165-407 306-137 155-291 279-433 426-154 160-295 343-446 509-141 155-274 326-420 469-136 133-308 187-434 345-132 168-289 175-433 285-131 100-276 166-420 224s-292 107-433 183c-137 73-285 78-420 163-133 85-278 90-420 102-141 11-272 44-419 61s-276 146-420 203c-133 53-270 69-406 102l-95 20">
            <text:p/>
          </draw:path>
        </draw:g>
        <draw:line draw:style-name="gr5" draw:text-style-name="P1" draw:layer="layout" svg:x1="32.018cm" svg:y1="7.702cm" svg:x2="32.018cm" svg:y2="8.202cm">
          <text:p/>
        </draw:line>
        <draw:line draw:style-name="gr5" draw:text-style-name="P1" draw:layer="layout" svg:x1="8.018cm" svg:y1="7.702cm" svg:x2="8.018cm" svg:y2="8.202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Tahoma" svg:font-family="Tahoma" style:font-family-generic="system" style:font-pitch="variable"/>
    <style:font-face style:name="ヒラギノ明朝 ProN" svg:font-family="'ヒラギノ明朝 ProN'" style:font-family-generic="system" style:font-pitch="variable"/>
    <style:font-face style:name="ＭＳ Ｐ明朝" svg:font-family="'ＭＳ Ｐ明朝'"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ヒラギノ明朝 ProN" style:font-family-asian="'ヒラギノ明朝 Pro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5-15T00:08:03.911043000</meta:creation-date>
    <dc:date>2015-05-15T00:09:03.768450000</dc:date>
    <meta:editing-duration>PT1M</meta:editing-duration>
    <meta:editing-cycles>1</meta:editing-cycles>
    <meta:document-statistic meta:object-count="39"/>
    <meta:generator>LibreOffice/4.4.2.2$MacOSX_X86_64 LibreOffice_project/c4c7d32d0d49397cad38d62472b0bc8acff48dd6</meta:generator>
  </office:meta>
</office:document-meta>
</file>